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Rámec16" text:anchor-type="page" text:anchor-page-number="1" svg:x="106.26mm" svg:y="250.56mm" svg:width="99.1mm" svg:height="34.01mm" draw:z-index="15">
        <draw:text-box>
          <text:section text:style-name="Sect1" text:name="Sekce15" text:protected="true">
            <text:section-source text:section-name="MasterLabel"/>
            <text:p text:style-name="Standard"/>
          </text:section>
        </draw:text-box>
      </draw:frame>
      <draw:frame draw:style-name="fr1" draw:name="Rámec15" text:anchor-type="page" text:anchor-page-number="1" svg:x="4.66mm" svg:y="250.56mm" svg:width="99.1mm" svg:height="34.01mm" draw:z-index="14">
        <draw:text-box>
          <text:section text:style-name="Sect1" text:name="Sekce14" text:protected="true">
            <text:section-source text:section-name="MasterLabel"/>
            <text:p text:style-name="Standard"/>
          </text:section>
        </draw:text-box>
      </draw:frame>
      <draw:frame draw:style-name="fr1" draw:name="Rámec14" text:anchor-type="page" text:anchor-page-number="1" svg:x="106.26mm" svg:y="216.55mm" svg:width="99.1mm" svg:height="34.01mm" draw:z-index="13">
        <draw:text-box>
          <text:section text:style-name="Sect1" text:name="Sekce13" text:protected="true">
            <text:section-source text:section-name="MasterLabel"/>
            <text:p text:style-name="Standard"/>
          </text:section>
        </draw:text-box>
      </draw:frame>
      <draw:frame draw:style-name="fr1" draw:name="Rámec13" text:anchor-type="page" text:anchor-page-number="1" svg:x="4.66mm" svg:y="216.55mm" svg:width="99.1mm" svg:height="34.01mm" draw:z-index="12">
        <draw:text-box>
          <text:section text:style-name="Sect1" text:name="Sekce12" text:protected="true">
            <text:section-source text:section-name="MasterLabel"/>
            <text:p text:style-name="Standard"/>
          </text:section>
        </draw:text-box>
      </draw:frame>
      <draw:frame draw:style-name="fr1" draw:name="Rámec12" text:anchor-type="page" text:anchor-page-number="1" svg:x="106.26mm" svg:y="182.54mm" svg:width="99.1mm" svg:height="34.01mm" draw:z-index="11">
        <draw:text-box>
          <text:section text:style-name="Sect1" text:name="Sekce11" text:protected="true">
            <text:section-source text:section-name="MasterLabel"/>
            <text:p text:style-name="Standard"/>
          </text:section>
        </draw:text-box>
      </draw:frame>
      <draw:frame draw:style-name="fr1" draw:name="Rámec11" text:anchor-type="page" text:anchor-page-number="1" svg:x="4.66mm" svg:y="182.54mm" svg:width="99.1mm" svg:height="34.01mm" draw:z-index="10">
        <draw:text-box>
          <text:section text:style-name="Sect1" text:name="Sekce10" text:protected="true">
            <text:section-source text:section-name="MasterLabel"/>
            <text:p text:style-name="Standard"/>
          </text:section>
        </draw:text-box>
      </draw:frame>
      <draw:frame draw:style-name="fr1" draw:name="Rámec10" text:anchor-type="page" text:anchor-page-number="1" svg:x="106.26mm" svg:y="148.54mm" svg:width="99.1mm" svg:height="34.01mm" draw:z-index="9">
        <draw:text-box>
          <text:section text:style-name="Sect1" text:name="Sekce9" text:protected="true">
            <text:section-source text:section-name="MasterLabel"/>
            <text:p text:style-name="Standard"/>
          </text:section>
        </draw:text-box>
      </draw:frame>
      <draw:frame draw:style-name="fr1" draw:name="Rámec9" text:anchor-type="page" text:anchor-page-number="1" svg:x="4.66mm" svg:y="148.54mm" svg:width="99.1mm" svg:height="34.01mm" draw:z-index="8">
        <draw:text-box>
          <text:section text:style-name="Sect1" text:name="Sekce8" text:protected="true">
            <text:section-source text:section-name="MasterLabel"/>
            <text:p text:style-name="Standard"/>
          </text:section>
        </draw:text-box>
      </draw:frame>
      <draw:frame draw:style-name="fr1" draw:name="Rámec8" text:anchor-type="page" text:anchor-page-number="1" svg:x="106.26mm" svg:y="114.53mm" svg:width="99.1mm" svg:height="34.01mm" draw:z-index="7">
        <draw:text-box>
          <text:section text:style-name="Sect1" text:name="Sekce7" text:protected="true">
            <text:section-source text:section-name="MasterLabel"/>
            <text:p text:style-name="Standard"/>
          </text:section>
        </draw:text-box>
      </draw:frame>
      <draw:frame draw:style-name="fr1" draw:name="Rámec7" text:anchor-type="page" text:anchor-page-number="1" svg:x="4.66mm" svg:y="114.53mm" svg:width="99.1mm" svg:height="34.01mm" draw:z-index="6">
        <draw:text-box>
          <text:section text:style-name="Sect1" text:name="Sekce6" text:protected="true">
            <text:section-source text:section-name="MasterLabel"/>
            <text:p text:style-name="Standard"/>
          </text:section>
        </draw:text-box>
      </draw:frame>
      <draw:frame draw:style-name="fr1" draw:name="Rámec6" text:anchor-type="page" text:anchor-page-number="1" svg:x="106.26mm" svg:y="80.52mm" svg:width="99.1mm" svg:height="34.01mm" draw:z-index="5">
        <draw:text-box>
          <text:section text:style-name="Sect1" text:name="Sekce5" text:protected="true">
            <text:section-source text:section-name="MasterLabel"/>
            <text:p text:style-name="Standard"/>
          </text:section>
        </draw:text-box>
      </draw:frame>
      <draw:frame draw:style-name="fr1" draw:name="Rámec5" text:anchor-type="page" text:anchor-page-number="1" svg:x="4.66mm" svg:y="80.52mm" svg:width="99.1mm" svg:height="34.01mm" draw:z-index="4">
        <draw:text-box>
          <text:section text:style-name="Sect1" text:name="Sekce4" text:protected="true">
            <text:section-source text:section-name="MasterLabel"/>
            <text:p text:style-name="Standard"/>
          </text:section>
        </draw:text-box>
      </draw:frame>
      <draw:frame draw:style-name="fr1" draw:name="Rámec4" text:anchor-type="page" text:anchor-page-number="1" svg:x="106.26mm" svg:y="46.51mm" svg:width="99.1mm" svg:height="34.01mm" draw:z-index="3">
        <draw:text-box>
          <text:section text:style-name="Sect1" text:name="Sekce3" text:protected="true">
            <text:section-source text:section-name="MasterLabel"/>
            <text:p text:style-name="Standard"/>
          </text:section>
        </draw:text-box>
      </draw:frame>
      <draw:frame draw:style-name="fr1" draw:name="Rámec3" text:anchor-type="page" text:anchor-page-number="1" svg:x="4.66mm" svg:y="46.51mm" svg:width="99.1mm" svg:height="34.01mm" draw:z-index="2">
        <draw:text-box>
          <text:section text:style-name="Sect1" text:name="Sekce2" text:protected="true">
            <text:section-source text:section-name="MasterLabel"/>
            <text:p text:style-name="Standard"/>
          </text:section>
        </draw:text-box>
      </draw:frame>
      <draw:frame draw:style-name="fr1" draw:name="Rámec2" text:anchor-type="page" text:anchor-page-number="1" svg:x="106.26mm" svg:y="12.51mm" svg:width="99.1mm" svg:height="34.01mm" draw:z-index="1">
        <draw:text-box>
          <text:section text:style-name="Sect1" text:name="Sekce1" text:protected="true">
            <text:section-source text:section-name="MasterLabel"/>
            <text:p text:style-name="Standard"/>
          </text:section>
        </draw:text-box>
      </draw:frame>
      <draw:frame draw:style-name="fr1" draw:name="Rámec1" text:anchor-type="page" text:anchor-page-number="1" svg:x="4.66mm" svg:y="12.51mm" svg:width="99.1mm" svg:height="34.01mm" draw:z-index="0">
        <draw:text-box>
          <text:section text:style-name="Sect1" text:name="MasterLabel">
            <text:p text:style-name="Standard"/>
          </text:section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99.1mm" svg:height="34.01mm" text:anchor-type="as-char" svg:y="0mm" fo:margin-left="0mm" fo:margin-right="0mm" fo:margin-top="0mm" fo:margin-bottom="0m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" style:paper-tray-name="" style:print-orientation="portrait" fo:margin-top="12.51mm" fo:margin-bottom="0mm" fo:margin-left="4.66mm" fo:margin-right="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Green Cabinet</meta:initial-creator>
    <meta:creation-date>2022-08-25T17:15:41.859000000</meta:creation-date>
    <meta:editing-cycles>1</meta:editing-cycles>
    <meta:editing-duration>PT30S</meta:editing-duration>
    <dc:title>Rayfilm 0806</dc:title>
    <dc:date>2022-08-25T17:16:11.353000000</dc:date>
    <dc:creator>Green Cabinet</dc:creator>
    <meta:document-statistic meta:table-count="0" meta:image-count="0" meta:object-count="0" meta:page-count="1" meta:paragraph-count="0" meta:word-count="0" meta:character-count="0" meta:non-whitespace-character-count="0"/>
    <meta:generator>LibreOffice/7.4.0.3$Windows_X86_64 LibreOffice_project/f85e47c08ddd19c015c0114a68350214f7066f5a</meta:generator>
  </office:meta>
</office:document-meta>
</file>